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8D2E00004F6045D45030E4D3EC44.svg" manifest:media-type="image/svg+xml"/>
  <manifest:file-entry manifest:full-path="Pictures/1000000000000103000000C2A078BC9D7348E53E.jpg" manifest:media-type="image/jpeg"/>
  <manifest:file-entry manifest:full-path="Pictures/10000201000003AF00000212D3B02B53E68EEB58.png" manifest:media-type="image/png"/>
  <manifest:file-entry manifest:full-path="Pictures/1000000000000113000000B7A0F98DDD1DDD64CE.jpg" manifest:media-type="image/jpeg"/>
  <manifest:file-entry manifest:full-path="Pictures/10000000000002D5000001773282FD40D0C53B21.jpg" manifest:media-type="image/jpeg"/>
  <manifest:file-entry manifest:full-path="Pictures/1000000000000114000000B79E7DCF9FDD05D9E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굴림" svg:font-family="굴림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굴림1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draw:auto-grow-height="true" fo:min-height="2.601cm"/>
    </style:style>
    <style:style style:name="pr2" style:family="presentation" style:parent-style-name="Sunset-subtitle">
      <style:graphic-properties draw:fill-color="#ffffff" draw:auto-grow-height="true" fo:min-height="10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title">
      <style:graphic-properties fo:min-height="2.5cm"/>
    </style:style>
    <style:style style:name="pr5" style:family="presentation" style:parent-style-name="Sunset-notes">
      <style:graphic-properties draw:fill-color="#ffffff" fo:min-height="14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94070a" style:font-name="Modern No. 20" fo:font-size="48pt" fo:font-weight="bold" style:font-name-asian="Modern No. 20" style:font-size-asian="48pt" style:font-weight-asian="bold" style:font-size-complex="48pt" style:font-weight-complex="bold"/>
    </style:style>
    <style:style style:name="P3" style:family="paragraph">
      <loext:graphic-properties draw:fill-color="#ffffff"/>
      <style:paragraph-properties fo:margin-left="0cm" fo:margin-right="0cm" fo:text-indent="0cm"/>
      <style:text-properties fo:color="#94070a" style:font-name="Modern No. 20" fo:font-size="48pt" fo:font-weight="bold" style:font-name-asian="Modern No. 20" style:font-size-asian="48pt" style:font-weight-asian="bold" style:font-size-complex="48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color="#94070a" style:font-name="Modern No. 20" fo:font-size="48pt" fo:font-weight="bold" style:font-name-asian="Modern No. 20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8.8cm" svg:height="4.689cm" svg:x="9.6cm" svg:y="-0.094cm" presentation:class="title" presentation:placeholder="true" presentation:user-transformed="true">
          <draw:text-box/>
        </draw:frame>
        <draw:frame presentation:style-name="pr2" draw:text-style-name="P3" draw:layer="layout" svg:width="22.5cm" svg:height="10cm" svg:x="2.75cm" svg:y="3.8cm" presentation:class="subtitle" presentation:user-transformed="true">
          <draw:text-box>
            <text:p text:style-name="P2"><text:span text:style-name="T1">추석</text:span><text:span text:style-name="T1">(Chuseok)</text:span></text:p>
            <text:p text:style-name="P2"><text:span text:style-name="T1">Der gröste Feiertag in Kore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 presentation:user-transformed="true">
          <draw:text-box>
            <text:p>Der Ernte</text:p>
          </draw:text-box>
        </draw:frame>
        <draw:frame draw:style-name="gr2" draw:text-style-name="P5" draw:layer="layout" svg:width="15.026cm" svg:height="10cm" svg:x="6.487cm" svg:y="3.8cm" presentation:class="graphic">
          <draw:image xlink:href="Pictures/1000000000000113000000B7A0F98DDD1DDD64C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 presentation:user-transformed="true">
          <draw:text-box>
            <text:p>Der Mond</text:p>
          </draw:text-box>
        </draw:frame>
        <draw:frame draw:style-name="gr2" draw:text-style-name="P5" draw:layer="layout" svg:width="15.026cm" svg:height="9.963cm" svg:x="6.487cm" svg:y="3.818cm" presentation:class="graphic" presentation:user-transformed="true">
          <draw:image xlink:href="Pictures/1000000000000114000000B79E7DCF9FDD05D9E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601cm" svg:x="9.6cm" svg:y="0.95cm" presentation:class="title" presentation:user-transformed="true">
          <draw:text-box>
            <text:p>Die große Volkbewegung</text:p>
          </draw:text-box>
        </draw:frame>
        <draw:frame draw:style-name="gr2" draw:text-style-name="P5" draw:layer="layout" svg:width="16.409cm" svg:height="8.486cm" svg:x="6.391cm" svg:y="4.714cm" presentation:class="graphic" presentation:user-transformed="true">
          <draw:image xlink:href="Pictures/10000000000002D5000001773282FD40D0C53B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 presentation:user-transformed="true">
          <draw:text-box>
            <text:p>Songpyeon</text:p>
          </draw:text-box>
        </draw:frame>
        <draw:frame draw:style-name="gr2" draw:text-style-name="P5" draw:layer="layout" svg:width="13.351cm" svg:height="10cm" svg:x="7.324cm" svg:y="3.8cm" presentation:class="graphic" presentation:user-transformed="true">
          <draw:image xlink:href="Pictures/1000000000000103000000C2A078BC9D7348E53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No. 20" svg:font-family="'Modern No. 20'" style:font-family-generic="roman" style:font-pitch="variable"/>
    <style:font-face style:name="굴림" svg:font-family="굴림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굴림1" svg:font-family="굴림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1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>
          <text:p/>
        </draw:image>
        <draw:image xlink:href="Pictures/10000201000003AF00000212D3B02B53E68EEB58.png" xlink:type="simple" xlink:show="embed" xlink:actuate="onLoad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draw:layer="backgroundobjects" svg:width="17cm" svg:height="9.56cm" svg:x="2cm" svg:y="2.5cm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  <draw:page-thumbnail presentation:style-name="Sunset-title" draw:layer="backgroundobjects" svg:width="19.798cm" svg:height="11.136cm" svg:x="0.6cm" svg:y="2.257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6:07.605000000</meta:creation-date>
    <meta:editing-duration>PT3M18S</meta:editing-duration>
    <meta:editing-cycles>2</meta:editing-cycles>
    <meta:generator>LibreOffice/5.4.2.2$Windows_x86 LibreOffice_project/22b09f6418e8c2d508a9eaf86b2399209b0990f4</meta:generator>
    <dc:title>Sunset</dc:title>
    <dc:date>2017-11-07T00:19:25.613000000</dc:date>
    <meta:document-statistic meta:object-count="43"/>
  </office:meta>
</office:document-meta>
</file>